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54a13" officeooo:paragraph-rsid="00254a13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117a9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271c1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6478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c661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Arial3" style:font-style-asian="normal" style:font-weight-asian="normal" style:font-name-complex="Arial3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dcec" style:font-name-asian="Arial3" style:font-style-asian="normal" style:font-weight-asian="normal" style:font-name-complex="Arial3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c661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dcec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1c11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c661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1adcec" style:font-style-asian="normal" style:font-weight-asian="normal" style:text-emphasize="none"/>
    </style:style>
    <style:style style:name="T19" style:family="text">
      <style:text-properties officeooo:rsid="00129edb"/>
    </style:style>
    <style:style style:name="T20" style:family="text">
      <style:text-properties officeooo:rsid="001adce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3" style:family="text">
      <style:text-properties fo:language="en" fo:country="GB" officeooo:rsid="00271c11"/>
    </style:style>
    <style:style style:name="T24" style:family="text">
      <style:text-properties fo:language="en" fo:country="GB" officeooo:rsid="00282a28"/>
    </style:style>
    <style:style style:name="T25" style:family="text">
      <style:text-properties officeooo:rsid="002a6478"/>
    </style:style>
    <style:style style:name="T26" style:family="text">
      <style:text-properties officeooo:rsid="002ac661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2a6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Sort <text:span text:style-name="T27">button</text:span> – <text:span text:style-name="T28">t</text:span><text:span text:style-name="T27">he</text:span> items are not remain<text:span text:style-name="T26">ing</text:span> sorted at return to Home page from Single product page <text:span text:style-name="T24">with “back to products”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3">16</text:span><text:span text:style-name="T4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21">Chrome </text:span><text:span text:style-name="T2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0">1</text:span></text:p>
          </table:table-cell>
        </table:table-row>
      </table:table>
      <text:p text:style-name="P1"/>
      <text:p text:style-name="P1"/>
      <text:p text:style-name="P11">Description</text:p>
      <text:p text:style-name="P25"><text:span text:style-name="T13">A</text:span><text:span text:style-name="T18">t</text:span><text:span text:style-name="T9"> </text:span><text:span text:style-name="T18">return</text:span><text:span text:style-name="T9"> to Home page from Single product page </text:span><text:span text:style-name="T15">with “back to products” button</text:span><text:span text:style-name="T9">, the items are not remain</text:span><text:span text:style-name="T8">ing</text:span><text:span text:style-name="T9"> sorted </text:span><text:span text:style-name="T7">by the option chosen</text:span><text:span text:style-name="T13"> </text:span><text:span text:style-name="T16">initi</text:span><text:span text:style-name="T17">a</text:span><text:span text:style-name="T16">lly</text:span><text:span text:style-name="T13"> in Home page.</text:span></text:p>
      <text:p text:style-name="P14"/>
      <text:p text:style-name="P11">Steps to reproduce</text:p>
      <text:p text:style-name="P23"><text:span text:style-name="T5">1. access site </text:span><text:a xlink:type="simple" xlink:href="http://www.saucedemo.com/" text:style-name="Internet_20_link" text:visited-style-name="Visited_20_Internet_20_Link"><text:span text:style-name="T7">www.saucedemo.com</text:span></text:a></text:p>
      <text:p text:style-name="P23"><text:span text:style-name="T7">2. insert valid data in field “Username” </text:span><text:span text:style-name="T14">(standard_user)</text:span></text:p>
      <text:p text:style-name="P15">3. insert valid data in field “Password” <text:span text:style-name="T23">(secret_sauce)</text:span></text:p>
      <text:p text:style-name="P16">4. press “Login” button</text:p>
      <text:p text:style-name="P16">5. choose from sort button the sorting by name (Z to A)</text:p>
      <text:p text:style-name="P16">6. press name of one product</text:p>
      <text:p text:style-name="P16">7. press “back to products” button</text:p>
      <text:p text:style-name="P11"/>
      <text:p text:style-name="P11">Expected result</text:p>
      <text:p text:style-name="P22"><text:span text:style-name="T6">At return to Home page the </text:span><text:span text:style-name="T7">items remain sorted by name (Z to A).</text:span></text:p>
      <text:p text:style-name="P17"/>
      <text:p text:style-name="P11">Actual result</text:p>
      <text:p text:style-name="P18">At return to Home page the items are sorted by name (A to Z).</text:p>
      <text:p text:style-name="P10"/>
      <text:p text:style-name="P11">Notes</text:p>
      <text:p text:style-name="P1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2</meta:editing-cycles>
    <meta:creation-date>2024-02-05T18:33:00</meta:creation-date>
    <dc:date>2024-04-29T12:12:08.290000000</dc:date>
    <meta:editing-duration>PT1H21M36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8" meta:word-count="170" meta:character-count="1001" meta:non-whitespace-character-count="863"/>
    <meta:user-defined meta:name="AppVersion">16.0000</meta:user-defined>
    <meta:template xlink:type="simple" xlink:actuate="onRequest" xlink:title="Normal" xlink:href=""/>
  </office:meta>
</office:document-meta>
</file>